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0.93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6" style:family="table-column">
      <style:table-column-properties fo:break-before="auto" style:column-width="10.151cm"/>
    </style:style>
    <style:style style:name="co37" style:family="table-column">
      <style:table-column-properties fo:break-before="auto" style:column-width="5.48cm"/>
    </style:style>
    <style:style style:name="co38" style:family="table-column">
      <style:table-column-properties fo:break-before="auto" style:column-width="11.582cm"/>
    </style:style>
    <style:style style:name="co39" style:family="table-column">
      <style:table-column-properties fo:break-before="auto" style:column-width="3.353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5.987cm"/>
    </style:style>
    <style:style style:name="co42" style:family="table-column">
      <style:table-column-properties fo:break-before="auto" style:column-width="3.036cm"/>
    </style:style>
    <style:style style:name="co43" style:family="table-column">
      <style:table-column-properties fo:break-before="auto" style:column-width="3.438cm"/>
    </style:style>
    <style:style style:name="co44" style:family="table-column">
      <style:table-column-properties fo:break-before="auto" style:column-width="6.793cm"/>
    </style:style>
    <style:style style:name="co45" style:family="table-column">
      <style:table-column-properties fo:break-before="auto" style:column-width="8.534cm"/>
    </style:style>
    <style:style style:name="co46" style:family="table-column">
      <style:table-column-properties fo:break-before="auto" style:column-width="17.002cm"/>
    </style:style>
    <style:style style:name="co47" style:family="table-column">
      <style:table-column-properties fo:break-before="auto" style:column-width="5.345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41cm" fo:break-before="auto" style:use-optimal-row-height="true"/>
    </style:style>
    <style:style style:name="ro17" style:family="table-row">
      <style:table-row-properties style:row-height="3.441cm" fo:break-before="auto" style:use-optimal-row-height="true"/>
    </style:style>
    <style:style style:name="ro18" style:family="table-row">
      <style:table-row-properties style:row-height="1.584cm" fo:break-before="auto" style:use-optimal-row-height="true"/>
    </style:style>
    <style:style style:name="ro19" style:family="table-row">
      <style:table-row-properties style:row-height="2.295cm" fo:break-before="auto" style:use-optimal-row-height="true"/>
    </style:style>
    <style:style style:name="ro20" style:family="table-row">
      <style:table-row-properties style:row-height="4.694cm" fo:break-before="auto" style:use-optimal-row-height="true"/>
    </style:style>
    <style:style style:name="ro21" style:family="table-row">
      <style:table-row-properties style:row-height="4.983cm" fo:break-before="auto" style:use-optimal-row-height="true"/>
    </style:style>
    <style:style style:name="ro22" style:family="table-row">
      <style:table-row-properties style:row-height="1.445cm" fo:break-before="auto" style:use-optimal-row-height="true"/>
    </style:style>
    <style:style style:name="ro23" style:family="table-row">
      <style:table-row-properties style:row-height="0.893cm" fo:break-before="auto" style:use-optimal-row-height="true"/>
    </style:style>
    <style:style style:name="ro24" style:family="table-row">
      <style:table-row-properties style:row-height="1.741cm" fo:break-before="auto" style:use-optimal-row-height="true"/>
    </style:style>
    <style:style style:name="ro28" style:family="table-row">
      <style:table-row-properties style:row-height="4.288cm" fo:break-before="auto" style:use-optimal-row-height="true"/>
    </style:style>
    <style:style style:name="ro29" style:family="table-row">
      <style:table-row-properties style:row-height="0.827cm" fo:break-before="auto" style:use-optimal-row-height="false"/>
    </style:style>
    <style:style style:name="ro30" style:family="table-row">
      <style:table-row-properties style:row-height="12.815cm" fo:break-before="auto" style:use-optimal-row-height="true"/>
    </style:style>
    <style:style style:name="ro31" style:family="table-row">
      <style:table-row-properties style:row-height="3.052cm" fo:break-before="auto" style:use-optimal-row-height="false"/>
    </style:style>
    <style:style style:name="ro32" style:family="table-row">
      <style:table-row-properties style:row-height="6.918cm" fo:break-before="auto" style:use-optimal-row-height="false"/>
    </style:style>
    <style:style style:name="ro33" style:family="table-row">
      <style:table-row-properties style:row-height="3.022cm" fo:break-before="auto" style:use-optimal-row-height="true"/>
    </style:style>
    <style:style style:name="ro34" style:family="table-row">
      <style:table-row-properties style:row-height="2.995cm" fo:break-before="auto" style:use-optimal-row-height="true"/>
    </style:style>
    <style:style style:name="ro35" style:family="table-row">
      <style:table-row-properties style:row-height="1.887cm" fo:break-before="auto" style:use-optimal-row-height="false"/>
    </style:style>
    <style:style style:name="ro36" style:family="table-row">
      <style:table-row-properties style:row-height="2.5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size="28pt" style:font-size-asian="28pt" style:font-size-complex="28pt"/>
    </style:style>
    <style:style style:name="ce28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29" style:family="table-cell" style:parent-style-name="Default">
      <style:text-properties fo:font-size="20pt" style:font-size-asian="20pt" style:font-size-complex="20pt"/>
    </style:style>
    <style:style style:name="ce30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2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9" style:family="table-cell" style:parent-style-name="Default">
      <style:text-properties fo:font-size="18pt" style:font-name-asian="微軟正黑體" style:font-size-asian="18pt" style:font-size-complex="18pt"/>
    </style:style>
    <style:style style:name="ce41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5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4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9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51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34" style:family="table-cell" style:parent-style-name="Default">
      <style:text-properties fo:font-size="20pt" style:font-size-asian="20pt" style:font-size-complex="20pt"/>
    </style:style>
    <style:style style:name="ce35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40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6" style:family="table-cell" style:parent-style-name="Default">
      <style:text-properties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55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64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65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6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67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3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 loext:opacity="100%"/>
    </style:style>
    <style:style style:name="T2" style:family="text">
      <style:text-properties style:text-outline="false" style:text-line-through-style="none" style:text-line-through-typ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TC" style:font-size-asian="28pt" style:language-asian="zh" style:country-asian="TW" style:font-style-asian="normal" style:font-weight-asian="normal" style:font-name-complex="Arial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loext:opacity="100%" style:text-outline="false" style:text-line-through-style="none" style:text-line-through-typ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TC" style:font-size-asian="28pt" style:language-asian="zh" style:country-asian="TW" style:font-style-asian="normal" style:font-weight-asian="normal" style:font-name-complex="Arial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000" loext:opacity="100%" style:text-outline="false" style:text-line-through-style="none" style:text-line-through-typ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TC" style:font-size-asian="28pt" style:language-asian="zh" style:country-asian="TW" style:font-style-asian="normal" style:font-weight-asian="normal" style:font-name-complex="Arial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80" loext:opacity="100%" style:text-outline="false" style:text-line-through-style="none" style:text-line-through-typ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TC" style:font-size-asian="28pt" style:language-asian="zh" style:country-asian="TW" style:font-style-asian="normal" style:font-weight-asian="normal" style:font-name-complex="Arial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loext:opacity="100%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ff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/>
    </style:style>
    <style:style style:name="T13" style:family="text">
      <style:text-properties fo:color="#80008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8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8000" loext:opacity="100%"/>
    </style:style>
    <style:style style:name="T16" style:family="text">
      <style:text-properties fo:color="#008000" loext:opacity="100%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9211e"/>
    </style:style>
    <style:style style:name="T26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28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9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33" style:family="text">
      <style:text-properties fo:color="#ff0000"/>
    </style:style>
    <style:style style:name="T34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36" style:family="text">
      <style:text-properties fo:color="#000000"/>
    </style:style>
    <style:style style:name="T3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3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9" style:family="text">
      <style:text-properties fo:color="#008000"/>
    </style:style>
    <style:style style:name="T4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4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46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25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25">喜好設定</text:span>內的<text:span text:style-name="T25">標籤樣式</text:span>有定義紙張<text:span text:style-name="T25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25">不會造成設備當機</text:span></text:p>
          </table:table-cell>
          <table:table-cell table:number-columns-repeated="16383"/>
        </table:table-row>
        <table:table-row table:style-name="ro2">
          <table:table-cell table:style-name="ce26" office:value-type="string" calcext:value-type="string">
            <text:p><text:span text:style-name="T26">熱敏感應</text:span><text:span text:style-name="T27">驅動一定都只能裝80mm</text:span><text:span text:style-name="T28">，裝57MM會造成列印資訊被截斷，</text:span></text:p>
            <text:p><text:span text:style-name="T29">UtilityTool紙張寬度一律設定80mm</text:span></text:p>
          </table:table-cell>
          <table:table-cell table:number-columns-repeated="16383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34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35"/>
        <table:table-column table:style-name="co2" table:number-columns-repeated="16383" table:default-cell-style-name="ce35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38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38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38" office:value-type="string" calcext:value-type="string">
            <text:p>元件基本參數 JSON </text:p>
            <text:p><text:span text:style-name="T30">,</text:span></text:p>
            <text:p><text:tab/><text:tab/><text:span text:style-name="T30">{</text:span></text:p>
            <text:p><text:tab/><text:tab/><text:tab/><text:span text:style-name="T30">"ElementType":"",</text:span></text:p>
            <text:p><text:tab/><text:tab/><text:tab/><text:span text:style-name="T30">"X":0,</text:span></text:p>
            <text:p><text:tab/><text:tab/><text:tab/><text:span text:style-name="T30">"Y":0,</text:span></text:p>
            <text:p><text:tab/><text:tab/><text:tab/><text:span text:style-name="T30">"X_Alignment":"X",</text:span></text:p>
            <text:p><text:tab/><text:tab/><text:tab/><text:span text:style-name="T30">"Y_Alignment":"Increment",</text:span></text:p>
            <text:p><text:tab/><text:tab/><text:tab/><text:span text:style-name="T30">"Width":-1,</text:span></text:p>
            <text:p><text:tab/><text:tab/><text:tab/><text:span text:style-name="T30">"Height":-1,</text:span></text:p>
            <text:p><text:tab/><text:tab/><text:tab/><text:span text:style-name="T30">"Content":"",</text:span></text:p>
            <text:p><text:tab/><text:tab/><text:span text:style-name="T30">}</text:span></text:p>
            <text:p/>
          </table:table-cell>
          <table:table-cell table:number-columns-repeated="16383"/>
        </table:table-row>
        <table:table-row table:style-name="ro9">
          <table:table-cell table:style-name="ce38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放置在頁面的座標X (pixel)</text:p>
          </table:table-cell>
          <table:table-cell table:style-name="ce35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放置在頁面的座標Y (pixel)</text:p>
          </table:table-cell>
          <table:table-cell table:style-name="ce35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元件寬度 (pixel)</text:p>
            <text:p><text:span text:style-name="T31">     </text:span><text:span text:style-name="T32">-1 (*) : 不確定</text:span></text:p>
          </table:table-cell>
          <table:table-cell table:style-name="ce35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元件高度 (pixel)</text:p>
            <text:p>     <text:span text:style-name="T33">-1 (*) : 不確定</text:span></text:p>
          </table:table-cell>
          <table:table-cell table:style-name="ce35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34">變數名稱對應資料集 </text:span><text:span text:style-name="T35">~ 正則表達式分析</text:span></text:p>
            <text:p><text:span text:style-name="T30">EX: "{$Name};{$Age}" </text:span></text:p>
            <text:p><text:span text:style-name="T30">"{$Name}" </text:span></text:p>
          </table:table-cell>
          <table:table-cell table:style-name="ce35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元件類型:</text:p>
            <text:p>01.Page</text:p>
            <text:p><text:span text:style-name="T36">02.Text</text:span></text:p>
            <text:p><text:span text:style-name="T36">03.QrCode</text:span></text:p>
            <text:p><text:span text:style-name="T36">04.BarCode</text:span></text:p>
            <text:p><text:span text:style-name="T36">05.Image</text:span></text:p>
            <text:p><text:span text:style-name="T36">06.Table(區塊是否需要顯示判斷)</text:span></text:p>
            <text:p><text:span text:style-name="T31">07.Block(一列)</text:span></text:p>
            <text:p><text:span text:style-name="T31">08.Rows(陣列~迴圈)</text:span></text:p>
            <text:p><text:span text:style-name="T31">PS.IncludePage[Page中IncludePages]Embedded[獨立] → Table </text:span><text:span text:style-name="T37">「預先處理 (Preprocess)</text:span></text:p>
          </table:table-cell>
          <table:table-cell table:style-name="ce35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X軸定位方式:</text:p>
            <text:p><text:span text:style-name="T30">X(*)              </text:span><text:span text:style-name="T38">[讀取目前元件X值]</text:span></text:p>
            <text:p><text:span text:style-name="T30">Right            </text:span><text:span text:style-name="T38">[靠右]</text:span></text:p>
            <text:p><text:span text:style-name="T30">Center          </text:span><text:span text:style-name="T38">[置中]</text:span></text:p>
          </table:table-cell>
          <table:table-cell table:style-name="ce35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Y軸定位方式:</text:p>
            <text:p><text:span text:style-name="T30">Y (*)                         </text:span><text:span text:style-name="T38">[讀取目前元件Y值]</text:span></text:p>
            <text:p><text:span text:style-name="T31">Increment : 遞增      </text:span><text:span text:style-name="T38"> [垂直排列 ~ 目前Y = 前一元件的Y + 前一元件的Height + 1</text:span><text:span text:style-name="T39">]</text:span></text:p>
            <text:p><text:span text:style-name="T31">Element : 前一元件  </text:span><text:span text:style-name="T38">[橫向排列 ~ 目前Y = </text:span><text:span text:style-name="T40">前一個元件Y]</text:span></text:p>
          </table:table-cell>
          <table:table-cell table:style-name="ce35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43" office:value-type="string" calcext:value-type="string">
            <text:p>元件顯示順序</text:p>
          </table:table-cell>
          <table:table-cell table:style-name="ce35" office:value-type="float" office:value="0" calcext:value-type="float">
            <text:p>0</text:p>
          </table:table-cell>
          <table:table-cell table:style-name="ce44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SID</text:p>
          </table:table-cell>
          <table:table-cell table:style-name="ce40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ce46" office:value-type="string" calcext:value-type="string">
            <text:p>其他資訊</text:p>
          </table:table-cell>
        </table:table-row>
        <table:table-row table:style-name="ro18">
          <table:table-cell table:style-name="ce54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56" office:value-type="string" calcext:value-type="string">
            <text:p>紙張間距(貼紙)</text:p>
            <text:p>0 (*)</text:p>
          </table:table-cell>
          <table:table-cell table:style-name="ce46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6" office:value-type="float" office:value="16" calcext:value-type="float">
            <text:p>16</text:p>
          </table:table-cell>
          <table:table-cell/>
        </table:table-row>
        <table:table-row table:style-name="ro19">
          <table:table-cell table:style-name="ce54"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46" office:value-type="float" office:value="13" calcext:value-type="float">
            <text:p>13</text:p>
          </table:table-cell>
          <table:table-cell/>
        </table:table-row>
        <table:table-row table:style-name="ro20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不同印表機繪圖指令縮放比例</text:p>
            <text:p>1 (*)  <text:span text:style-name="T25">203dpi</text:span></text:p>
          </table:table-cell>
          <table:table-cell table:style-name="ce46" office:value-type="float" office:value="14" calcext:value-type="float">
            <text:p>14</text:p>
          </table:table-cell>
          <table:table-cell table:style-name="ce38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1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<text:span text:style-name="T31">四倍字 : </text:span><text:span text:style-name="T41">new Font("新細明體",40) ; </text:span><text:span text:style-name="T42">Height =13mm</text:span></text:p>
            <text:p><text:span text:style-name="T31">雙倍字</text:span><text:span text:style-name="T43"> : </text:span><text:span text:style-name="T44">new Font("新細明體",28) ; </text:span><text:span text:style-name="T45">Height =11mm</text:span></text:p>
            <text:p><text:span text:style-name="T31">單倍字 : </text:span><text:span text:style-name="T41">new Font("新細明體", 13) ; </text:span><text:span text:style-name="T42">Height =5mm</text:span></text:p>
            <text:p><text:span text:style-name="T31">一般字 : </text:span><text:span text:style-name="T41">new Font("新細明體", 9) ; </text:span></text:p>
            <text:p>---------------------------------------------------</text:p>
            <text:p><text:span text:style-name="T31">電子發票標題 : </text:span><text:span text:style-name="T41">new Font("新細明體", 16) ; </text:span><text:span text:style-name="T42">Height =6mm</text:span></text:p>
          </table:table-cell>
        </table:table-row>
        <table:table-row table:style-name="ro22">
          <table:table-cell table:style-name="ce54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蜂鳴器<text:span text:style-name="T33"> (額外送ESC 指令) </text:span></text:p>
          </table:table-cell>
        </table:table-row>
        <table:table-row table:style-name="ro22">
          <table:table-cell table:style-name="ce54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外接蜂鳴器<text:span text:style-name="T33"> (額外送ESC 指令)</text:span></text:p>
          </table:table-cell>
        </table:table-row>
        <table:table-row table:style-name="ro23">
          <table:table-cell table:style-name="ce54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<text:span text:style-name="T31">存放蜂鳴器</text:span>指令碼</text:p>
          </table:table-cell>
        </table:table-row>
        <table:table-row table:style-name="ro23">
          <table:table-cell table:style-name="ce54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1" calcext:value-type="float">
            <text:p>11</text:p>
          </table:table-cell>
          <table:table-cell table:style-name="ce46" office:value-type="string" calcext:value-type="string">
            <text:p><text:span text:style-name="T31">存放外接</text:span>蜂鳴器指令碼</text:p>
          </table:table-cell>
        </table:table-row>
        <table:table-row table:style-name="ro22">
          <table:table-cell table:style-name="ce55" office:value-type="string" calcext:value-type="string">
            <text:p>PrintMode</text:p>
          </table:table-cell>
          <table:table-cell table:style-name="ce55" office:value-type="string" calcext:value-type="string">
            <text:p>String</text:p>
          </table:table-cell>
          <table:table-cell table:style-name="ce56" office:value-type="string" calcext:value-type="string">
            <text:p><text:span text:style-name="T31">""(*)</text:span></text:p>
            <text:p><text:span text:style-name="T30">"SingleProduct"</text:span>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單一列印 / 一菜一切</text:p>
          </table:table-cell>
        </table:table-row>
        <table:table-row table:style-name="ro24">
          <table:table-cell office:value-type="string" calcext:value-type="string">
            <text:p>IncludePage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35" office:value-type="float" office:value="13" calcext:value-type="float">
            <text:p>13</text:p>
          </table:table-cell>
          <table:table-cell table:style-name="ce57" office:value-type="string" calcext:value-type="string">
            <text:p>有資料時一律最後列印</text:p>
            <text:p><text:span text:style-name="T25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45" table:default-cell-style-name="ce35"/>
        <table:table-column table:style-name="co19" table:default-cell-style-name="ce35"/>
        <table:table-column table:style-name="co46" table:default-cell-style-name="ce35"/>
        <table:table-column table:style-name="co4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6" office:value-type="string" calcext:value-type="string">
            <text:p>程式處理優先順序</text:p>
          </table:table-cell>
        </table:table-row>
        <table:table-row table:style-name="ro33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Y軸對其方式:</text:p>
            <text:p><text:span text:style-name="T31">Top (*)</text:span></text:p>
            <text:p>Down</text:p>
            <text:p><text:span text:style-name="T31">Center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34">
          <table:table-cell office:value-type="string" calcext:value-type="string">
            <text:p>HorizontalContentAlig</text:p>
          </table:table-cell>
          <table:table-cell table:style-name="ce4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31">文字Y軸對其方式:</text:span></text:p>
            <text:p><text:span text:style-name="T31">Left (*)</text:span></text:p>
            <text:p><text:span text:style-name="T31">Right</text:span></text:p>
            <text:p><text:span text:style-name="T31">Center</text:span>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40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5" office:value-type="float" office:value="11" calcext:value-type="float">
            <text:p>11</text:p>
          </table:table-cell>
        </table:table-row>
        <table:table-row table:style-name="ro19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粗體:</text:p>
            <text:p>Y</text:p>
            <text:p><text:span text:style-name="T31">N (*)</text:span></text:p>
          </table:table-cell>
          <table:table-cell table:style-name="ce35" office:value-type="float" office:value="12" calcext:value-type="float">
            <text:p>12</text:p>
          </table:table-cell>
        </table:table-row>
        <table:table-row table:style-name="ro23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35" office:value-type="float" office:value="13" calcext:value-type="float">
            <text:p>13</text:p>
          </table:table-cell>
        </table:table-row>
        <table:table-row table:style-name="ro35">
          <table:table-cell table:style-name="ce55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36">相同欄位多筆分隔符號 ~ DisplayMode = Merge 才有效</text:span></text:p>
            <text:p><text:span text:style-name="T30">"," (*) </text:span></text:p>
          </table:table-cell>
          <table:table-cell table:style-name="ce35" office:value-type="float" office:value="14" calcext:value-type="float">
            <text:p>14</text:p>
          </table:table-cell>
        </table:table-row>
        <table:table-row table:style-name="ro19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36">
          <table:table-cell table:style-name="ce55" office:value-type="string" calcext:value-type="string">
            <text:p>AutoWrap</text:p>
          </table:table-cell>
          <table:table-cell table:style-name="ce5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31">自動換行</text:span></text:p>
            <text:p><text:span text:style-name="T30">"Y"(*) : 換行</text:span></text:p>
            <text:p><text:span text:style-name="T30">"N"     : 資料截斷</text:span></text:p>
          </table:table-cell>
          <table:table-cell table:style-name="ce35" office:value-type="float" office:value="15" calcext:value-type="float">
            <text:p>15</text:p>
          </table:table-cell>
        </table:table-row>
        <table:table-row table:style-name="ro23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17" office:value-type="string" calcext:value-type="string">
            <text:p>Content長度為0 則抓取該變數 <text:s/>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35"/>
        <table:table-column table:style-name="co19" table:default-cell-style-name="ce35"/>
        <table:table-column table:style-name="co26" table:default-cell-style-name="ce35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8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錯誤糾正率</text:p>
            <text:p>L（7%）</text:p>
            <text:p>M（15%）</text:p>
            <text:p>Q（25%）</text:p>
            <text:p><text:span text:style-name="T31">H（30%） (*)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9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35"/>
        <table:table-column table:style-name="co19" table:default-cell-style-name="ce35"/>
        <table:table-column table:style-name="co28" table:default-cell-style-name="ce35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30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31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9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35"/>
        <table:table-column table:style-name="co19" table:default-cell-style-name="ce35"/>
        <table:table-column table:style-name="co30" table:default-cell-style-name="ce35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9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53"/>
        <table:table-column table:style-name="co19" table:default-cell-style-name="ce53"/>
        <table:table-column table:style-name="co32" table:default-cell-style-name="ce53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5">
          <table:table-cell table:style-name="ce64" office:value-type="string" calcext:value-type="string">
            <text:p>RowSpacing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每列間距</text:p>
          </table:table-cell>
          <table:table-cell table:style-name="ce64" office:value-type="float" office:value="10" calcext:value-type="float">
            <text:p>10</text:p>
          </table:table-cell>
        </table:table-row>
        <table:table-row table:style-name="ro28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65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33">         非陣列變數判斷條件 : 變數.length&gt;0</text:span></text:p>
            <text:p><text:span text:style-name="T46">         陣列變數判斷條件 : ArrayName.Count&gt;0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46"/>
        <table:table-column table:style-name="co35" table:default-cell-style-name="ce46"/>
        <table:table-column table:style-name="co36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</table:table-row>
        <table:table-row table:style-name="ro31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36">變數根名稱:</text:span></text:p>
            <text:p><text:span text:style-name="T33">    ""                   :  根物件之下變數</text:span></text:p>
            <text:p><text:span text:style-name="T33">    "VarName" :  </text:span>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32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36">變數根名稱判斷機制</text:span></text:p>
            <text:p><text:span text:style-name="T33">    (*)""/null          : 單純長度判斷</text:span></text:p>
            <text:p><text:span text:style-name="T46">    "&gt;"                    : 數值判斷</text:span></text:p>
            <text:p><text:span text:style-name="T46">    "&lt;"                    : 數值判斷</text:span></text:p>
            <text:p><text:span text:style-name="T33">    "=="                 :  數值判斷</text:span></text:p>
            <text:p><text:span text:style-name="T33">    "&gt;="                 :  數值判斷</text:span></text:p>
            <text:p><text:span text:style-name="T33">    "&lt;="                 :  數值判斷</text:span></text:p>
            <text:p><text:span text:style-name="T33">     "!="                  :  數值判斷</text:span>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5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46"/>
        <table:table-column table:style-name="co35" table:default-cell-style-name="ce46"/>
        <table:table-column table:style-name="co38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</table:table-row>
        <table:table-row table:style-name="ro31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36">陣列根名稱:</text:span></text:p>
            <text:p><text:span text:style-name="T33">    ""                       :  上層根物件之下變數</text:span></text:p>
            <text:p><text:span text:style-name="T33">    "ArrayName"  :  </text:span>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31">
          <table:table-cell table:style-name="ce53" office:value-type="string" calcext:value-type="string">
            <text:p>DisplayMode</text:p>
          </table:table-cell>
          <table:table-cell table:style-name="ce53"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34">多筆相同欄位顯示模式</text:span></text:p>
            <text:p><text:span text:style-name="T30">"Single"       : 一筆一行</text:span></text:p>
            <text:p><text:span text:style-name="T30">"Merge" (*)  : 多筆一行</text:span>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32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36">變數根名稱判斷機制</text:span></text:p>
            <text:p><text:span text:style-name="T46">    (*)""/null          : 單純長度判斷</text:span></text:p>
            <text:p><text:span text:style-name="T46">    "&gt;"                    : 數值判斷</text:span></text:p>
            <text:p><text:span text:style-name="T46">    "&lt;"                    : 數值判斷</text:span></text:p>
            <text:p><text:span text:style-name="T33">    "=="                 : 數值判斷</text:span></text:p>
            <text:p><text:span text:style-name="T33">    "&gt;="                 : 數值判斷</text:span></text:p>
            <text:p><text:span text:style-name="T33">    "&lt;="                 : 數值判斷</text:span></text:p>
            <text:p><text:span text:style-name="T33">     "!="                  : 數值判斷</text:span>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23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39" table:default-cell-style-name="ce68"/>
        <table:table-column table:style-name="co2" table:default-cell-style-name="ce68"/>
        <table:table-column table:style-name="co40" table:default-cell-style-name="ce68"/>
        <table:table-column table:style-name="co41" table:default-cell-style-name="ce69"/>
        <table:table-column table:style-name="co42" table:default-cell-style-name="ce73"/>
        <table:table-column table:style-name="co42" table:default-cell-style-name="ce68"/>
        <table:table-column table:style-name="co2" table:default-cell-style-name="ce68"/>
        <table:table-column table:style-name="co43" table:default-cell-style-name="ce68"/>
        <table:table-column table:style-name="co44" table:default-cell-style-name="ce68"/>
        <table:table-column table:style-name="co2" table:number-columns-repeated="16375" table:default-cell-style-name="ce68"/>
        <table:table-row table:style-name="ro23">
          <table:table-cell office:value-type="string" calcext:value-type="string">
            <text:p><text:span text:style-name="T47">像素</text:span><text:span text:style-name="T48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47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47">像素</text:span><text:span text:style-name="T48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0" office:value-type="string" calcext:value-type="string">
            <text:p>最小單位測試</text:p>
          </table:table-cell>
          <table:table-cell table:number-columns-repeated="16375"/>
        </table:table-row>
        <table:table-row table:style-name="ro23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3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3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3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 style:data-style-name="N2" text:time-value="16:52:25.661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8-01T17:18:05.492000000</dc:date>
    <meta:editing-duration>P9DT4H31M58S</meta:editing-duration>
    <meta:editing-cycles>547</meta:editing-cycles>
    <meta:generator>LibreOffice/24.2.3.2$Windows_x86 LibreOffice_project/433d9c2ded56988e8a90e6b2e771ee4e6a5ab2ba</meta:generator>
    <meta:document-statistic meta:table-count="15" meta:cell-count="516" meta:object-count="0"/>
  </office:meta>
</office:document-meta>
</file>